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12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8.55366413135337" calcext:value-type="float">
            <text:p><text:s text:c="3"/>－8.55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8.49751369043872" calcext:value-type="float">
            <text:p><text:s text:c="3"/>－8.50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9.86745213549337" calcext:value-type="float">
            <text:p><text:s text:c="3"/>－9.87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0" calcext:value-type="float">
            <text:p>－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8.68144541260892" calcext:value-type="float">
            <text:p><text:s text:c="3"/>－8.68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7.60626398210291" calcext:value-type="float">
            <text:p><text:s text:c="3"/>－7.61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-5.47945205479452" calcext:value-type="float">
            <text:p><text:s text:c="3"/>－5.48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8.86633239574416" calcext:value-type="float">
            <text:p><text:s text:c="3"/>－8.87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19.4029850746269" calcext:value-type="float">
            <text:p>19.40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3.7931034482759" calcext:value-type="float">
            <text:p>13.79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9.76512784912646" calcext:value-type="float">
            <text:p><text:s text:c="3"/>－9.77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9.85898517536459" calcext:value-type="float">
            <text:p><text:s text:c="3"/>－9.86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7.51445086705202" calcext:value-type="float">
            <text:p><text:s text:c="3"/>－7.51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9.71337579617834" calcext:value-type="float">
            <text:p><text:s text:c="3"/>－9.71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0.6976744186047" calcext:value-type="float">
            <text:p><text:s text:c="3"/>－10.70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-10.6060606060606" calcext:value-type="float">
            <text:p><text:s text:c="3"/>－10.61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0.1253955232626" calcext:value-type="float">
            <text:p><text:s text:c="3"/>－10.13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34.375" calcext:value-type="float">
            <text:p>34.38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11.5384615384615" calcext:value-type="float">
            <text:p>11.54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7.23210904960242" calcext:value-type="float">
            <text:p><text:s text:c="3"/>－7.23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7.00922266139657" calcext:value-type="float">
            <text:p><text:s text:c="3"/>－7.01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2.3123123123123" calcext:value-type="float">
            <text:p><text:s text:c="3"/>－12.31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7.54970445996776" calcext:value-type="float">
            <text:p><text:s text:c="3"/>－7.55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4.74137931034483" calcext:value-type="float">
            <text:p><text:s text:c="3"/>－4.74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0" calcext:value-type="float">
            <text:p>－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7.49264799897711" calcext:value-type="float">
            <text:p><text:s text:c="3"/>－7.49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5.71428571428571" calcext:value-type="float">
            <text:p>5.71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16.4179104477612" calcext:value-type="float">
            <text:p>16.42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5.65485458055677" calcext:value-type="float">
            <text:p><text:s text:c="3"/>－5.65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5.6773942382559" calcext:value-type="float">
            <text:p><text:s text:c="3"/>－5.68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4.67289719626168" calcext:value-type="float">
            <text:p><text:s text:c="3"/>－4.67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-100" calcext:value-type="float">
            <text:p><text:s text:c="3"/>－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5.28938799920261" calcext:value-type="float">
            <text:p><text:s text:c="3"/>－5.29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1.72413793103448" calcext:value-type="float">
            <text:p>1.72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19.7674418604651" calcext:value-type="float">
            <text:p><text:s text:c="3"/>－19.77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5.75439484001518" calcext:value-type="float">
            <text:p><text:s text:c="3"/>－5.75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17.6470588235294" calcext:value-type="float">
            <text:p>17.6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5.71428571428571" calcext:value-type="float">
            <text:p><text:s text:c="3"/>－5.71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5.35194174757282" calcext:value-type="float">
            <text:p><text:s text:c="3"/>－5.35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5.37702429149798" calcext:value-type="float">
            <text:p><text:s text:c="3"/>－5.38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4.47761194029851" calcext:value-type="float">
            <text:p><text:s text:c="3"/>－4.48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-100" calcext:value-type="float">
            <text:p><text:s text:c="3"/>－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4.82892188508715" calcext:value-type="float">
            <text:p><text:s text:c="3"/>－4.83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-6.34146341463415" calcext:value-type="float">
            <text:p><text:s text:c="3"/>－6.34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18.6206896551724" calcext:value-type="float">
            <text:p><text:s text:c="3"/>－18.62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5.50763923114835" calcext:value-type="float">
            <text:p><text:s text:c="3"/>－5.51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7.5" calcext:value-type="float">
            <text:p>7.50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3.57142857142857" calcext:value-type="float">
            <text:p>3.5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5.97415888448254" calcext:value-type="float">
            <text:p><text:s text:c="3"/>－5.97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5.99360681939265" calcext:value-type="float">
            <text:p><text:s text:c="3"/>－5.99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-4.88599348534202" calcext:value-type="float">
            <text:p><text:s text:c="3"/>－4.89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-100" calcext:value-type="float">
            <text:p><text:s text:c="3"/>－100.00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5.7776560788609" calcext:value-type="float">
            <text:p><text:s text:c="3"/>－5.78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9.95024875621891" calcext:value-type="float">
            <text:p>9.95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20.8333333333333" calcext:value-type="float">
            <text:p><text:s text:c="3"/>－20.83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6.01454923356716" calcext:value-type="float">
            <text:p><text:s text:c="3"/>－6.01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32.1428571428571" calcext:value-type="float">
            <text:p>32.14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14.2857142857143" calcext:value-type="float">
            <text:p><text:s text:c="3"/>－14.29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1月4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12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5149" calcext:value-type="float">
            <text:p><text:s text:c="3"/>15,149</text:p>
          </table:table-cell>
          <table:table-cell table:style-name="ce113" office:value-type="float" office:value="14537" calcext:value-type="float">
            <text:p><text:s text:c="3"/>14,537</text:p>
          </table:table-cell>
          <table:table-cell table:style-name="ce113" office:value-type="float" office:value="612" calcext:value-type="float">
            <text:p><text:s text:c="3"/>612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4253" calcext:value-type="float">
            <text:p><text:s text:c="3"/>14,253</text:p>
          </table:table-cell>
          <table:table-cell table:style-name="ce113" office:value-type="float" office:value="413" calcext:value-type="float">
            <text:p><text:s text:c="3"/>413</text:p>
          </table:table-cell>
          <table:table-cell table:style-name="ce113" office:value-type="float" office:value="483" calcext:value-type="float">
            <text:p><text:s text:c="3"/>483</text:p>
          </table:table-cell>
          <table:table-cell table:style-name="ce113" office:value-type="float" office:value="14904" calcext:value-type="float">
            <text:p><text:s text:c="3"/>14,904</text:p>
          </table:table-cell>
          <table:table-cell table:style-name="ce113" office:value-type="float" office:value="80" calcext:value-type="float">
            <text:p><text:s text:c="3"/>80</text:p>
          </table:table-cell>
          <table:table-cell table:style-name="ce127" office:value-type="float" office:value="165" calcext:value-type="float">
            <text:p><text:s text:c="3"/>16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799" calcext:value-type="float">
            <text:p><text:s text:c="3"/>7,799</text:p>
          </table:table-cell>
          <table:table-cell table:style-name="ce114" office:value-type="float" office:value="7479" calcext:value-type="float">
            <text:p><text:s text:c="3"/>7,479</text:p>
          </table:table-cell>
          <table:table-cell table:style-name="ce114" office:value-type="float" office:value="320" calcext:value-type="float">
            <text:p><text:s text:c="3"/>320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371" calcext:value-type="float">
            <text:p><text:s text:c="3"/>7,371</text:p>
          </table:table-cell>
          <table:table-cell table:style-name="ce114" office:value-type="float" office:value="192" calcext:value-type="float">
            <text:p><text:s text:c="3"/>192</text:p>
          </table:table-cell>
          <table:table-cell table:style-name="ce114" office:value-type="float" office:value="236" calcext:value-type="float">
            <text:p><text:s text:c="3"/>236</text:p>
          </table:table-cell>
          <table:table-cell table:style-name="ce114" office:value-type="float" office:value="7669" calcext:value-type="float">
            <text:p><text:s text:c="3"/>7,669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350" calcext:value-type="float">
            <text:p><text:s text:c="3"/>7,350</text:p>
          </table:table-cell>
          <table:table-cell table:style-name="ce114" office:value-type="float" office:value="7058" calcext:value-type="float">
            <text:p><text:s text:c="3"/>7,058</text:p>
          </table:table-cell>
          <table:table-cell table:style-name="ce114" office:value-type="float" office:value="292" calcext:value-type="float">
            <text:p><text:s text:c="3"/>292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882" calcext:value-type="float">
            <text:p><text:s text:c="3"/>6,882</text:p>
          </table:table-cell>
          <table:table-cell table:style-name="ce114" office:value-type="float" office:value="221" calcext:value-type="float">
            <text:p><text:s text:c="3"/>221</text:p>
          </table:table-cell>
          <table:table-cell table:style-name="ce114" office:value-type="float" office:value="247" calcext:value-type="float">
            <text:p><text:s text:c="3"/>247</text:p>
          </table:table-cell>
          <table:table-cell table:style-name="ce114" office:value-type="float" office:value="7235" calcext:value-type="float">
            <text:p><text:s text:c="3"/>7,235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29" office:value-type="float" office:value="78" calcext:value-type="float">
            <text:p><text:s text:c="3"/>7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446" calcext:value-type="float">
            <text:p><text:s text:c="3"/>2,446</text:p>
          </table:table-cell>
          <table:table-cell table:style-name="ce106" office:value-type="float" office:value="2354" calcext:value-type="float">
            <text:p><text:s text:c="3"/>2,354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273" calcext:value-type="float">
            <text:p><text:s text:c="3"/>2,273</text:p>
          </table:table-cell>
          <table:table-cell table:style-name="ce106" office:value-type="float" office:value="77" calcext:value-type="float">
            <text:p><text:s text:c="3"/>77</text:p>
          </table:table-cell>
          <table:table-cell table:style-name="ce121" office:value-type="float" office:value="96" calcext:value-type="float">
            <text:p><text:s text:c="3"/>96</text:p>
          </table:table-cell>
          <table:table-cell table:style-name="ce113" office:value-type="float" office:value="2408" calcext:value-type="float">
            <text:p><text:s text:c="3"/>2,408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39" calcext:value-type="float">
            <text:p><text:s text:c="3"/>1,239</text:p>
          </table:table-cell>
          <table:table-cell table:style-name="ce107" office:value-type="float" office:value="1191" calcext:value-type="float">
            <text:p><text:s text:c="3"/>1,191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156" calcext:value-type="float">
            <text:p><text:s text:c="3"/>1,156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style-name="ce114" office:value-type="float" office:value="1223" calcext:value-type="float">
            <text:p><text:s text:c="3"/>1,22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07" calcext:value-type="float">
            <text:p><text:s text:c="3"/>1,207</text:p>
          </table:table-cell>
          <table:table-cell table:style-name="ce107" office:value-type="float" office:value="1163" calcext:value-type="float">
            <text:p><text:s text:c="3"/>1,163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17" calcext:value-type="float">
            <text:p><text:s text:c="3"/>1,117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style-name="ce116" office:value-type="float" office:value="1185" calcext:value-type="float">
            <text:p><text:s text:c="3"/>1,18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904" calcext:value-type="float">
            <text:p><text:s text:c="3"/>1,904</text:p>
          </table:table-cell>
          <table:table-cell table:style-name="ce106" office:value-type="float" office:value="1857" calcext:value-type="float">
            <text:p><text:s text:c="3"/>1,857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09" calcext:value-type="float">
            <text:p><text:s text:c="3"/>1,809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113" office:value-type="float" office:value="1855" calcext:value-type="float">
            <text:p><text:s text:c="3"/>1,855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43" calcext:value-type="float">
            <text:p><text:s text:c="3"/>943</text:p>
          </table:table-cell>
          <table:table-cell table:style-name="ce107" office:value-type="float" office:value="922" calcext:value-type="float">
            <text:p><text:s text:c="3"/>922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90" calcext:value-type="float">
            <text:p><text:s text:c="3"/>890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14" office:value-type="float" office:value="917" calcext:value-type="float">
            <text:p><text:s text:c="3"/>91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61" calcext:value-type="float">
            <text:p><text:s text:c="3"/>961</text:p>
          </table:table-cell>
          <table:table-cell table:style-name="ce107" office:value-type="float" office:value="935" calcext:value-type="float">
            <text:p><text:s text:c="3"/>935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19" calcext:value-type="float">
            <text:p><text:s text:c="3"/>919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16" office:value-type="float" office:value="938" calcext:value-type="float">
            <text:p><text:s text:c="3"/>93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927" calcext:value-type="float">
            <text:p><text:s text:c="3"/>1,927</text:p>
          </table:table-cell>
          <table:table-cell table:style-name="ce106" office:value-type="float" office:value="1847" calcext:value-type="float">
            <text:p><text:s text:c="3"/>1,847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05" calcext:value-type="float">
            <text:p><text:s text:c="3"/>1,805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21" office:value-type="float" office:value="71" calcext:value-type="float">
            <text:p><text:s text:c="3"/>71</text:p>
          </table:table-cell>
          <table:table-cell table:style-name="ce113" office:value-type="float" office:value="1891" calcext:value-type="float">
            <text:p><text:s text:c="3"/>1,891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02" calcext:value-type="float">
            <text:p><text:s text:c="3"/>1,002</text:p>
          </table:table-cell>
          <table:table-cell table:style-name="ce107" office:value-type="float" office:value="966" calcext:value-type="float">
            <text:p><text:s text:c="3"/>966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44" calcext:value-type="float">
            <text:p><text:s text:c="3"/>944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114" office:value-type="float" office:value="981" calcext:value-type="float">
            <text:p><text:s text:c="3"/>981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25" calcext:value-type="float">
            <text:p><text:s text:c="3"/>925</text:p>
          </table:table-cell>
          <table:table-cell table:style-name="ce107" office:value-type="float" office:value="881" calcext:value-type="float">
            <text:p><text:s text:c="3"/>881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61" calcext:value-type="float">
            <text:p><text:s text:c="3"/>861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910" calcext:value-type="float">
            <text:p><text:s text:c="3"/>91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960" calcext:value-type="float">
            <text:p><text:s text:c="3"/>1,960</text:p>
          </table:table-cell>
          <table:table-cell table:style-name="ce106" office:value-type="float" office:value="1880" calcext:value-type="float">
            <text:p><text:s text:c="3"/>1,880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49" calcext:value-type="float">
            <text:p><text:s text:c="3"/>1,849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21" office:value-type="float" office:value="57" calcext:value-type="float">
            <text:p><text:s text:c="3"/>57</text:p>
          </table:table-cell>
          <table:table-cell table:style-name="ce113" office:value-type="float" office:value="1929" calcext:value-type="float">
            <text:p><text:s text:c="3"/>1,92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14" calcext:value-type="float">
            <text:p><text:s text:c="3"/>1,014</text:p>
          </table:table-cell>
          <table:table-cell table:style-name="ce107" office:value-type="float" office:value="972" calcext:value-type="float">
            <text:p><text:s text:c="3"/>972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64" calcext:value-type="float">
            <text:p><text:s text:c="3"/>964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14" office:value-type="float" office:value="996" calcext:value-type="float">
            <text:p><text:s text:c="3"/>99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46" calcext:value-type="float">
            <text:p><text:s text:c="3"/>946</text:p>
          </table:table-cell>
          <table:table-cell table:style-name="ce107" office:value-type="float" office:value="908" calcext:value-type="float">
            <text:p><text:s text:c="3"/>908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5" calcext:value-type="float">
            <text:p><text:s text:c="3"/>885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style-name="ce116" office:value-type="float" office:value="933" calcext:value-type="float">
            <text:p><text:s text:c="3"/>93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025" calcext:value-type="float">
            <text:p><text:s text:c="3"/>1,025</text:p>
          </table:table-cell>
          <table:table-cell table:style-name="ce106" office:value-type="float" office:value="993" calcext:value-type="float">
            <text:p><text:s text:c="3"/>993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74" calcext:value-type="float">
            <text:p><text:s text:c="3"/>974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21" office:value-type="float" office:value="26" calcext:value-type="float">
            <text:p><text:s text:c="3"/>26</text:p>
          </table:table-cell>
          <table:table-cell table:style-name="ce113" office:value-type="float" office:value="1009" calcext:value-type="float">
            <text:p><text:s text:c="3"/>1,00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07" office:value-type="float" office:value="524" calcext:value-type="float">
            <text:p><text:s text:c="3"/>524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18" calcext:value-type="float">
            <text:p><text:s text:c="3"/>518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14" office:value-type="float" office:value="531" calcext:value-type="float">
            <text:p><text:s text:c="3"/>53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83" calcext:value-type="float">
            <text:p><text:s text:c="3"/>483</text:p>
          </table:table-cell>
          <table:table-cell table:style-name="ce107" office:value-type="float" office:value="469" calcext:value-type="float">
            <text:p><text:s text:c="3"/>46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56" calcext:value-type="float">
            <text:p><text:s text:c="3"/>45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16" office:value-type="float" office:value="478" calcext:value-type="float">
            <text:p><text:s text:c="3"/>47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93" calcext:value-type="float">
            <text:p><text:s text:c="3"/>1,693</text:p>
          </table:table-cell>
          <table:table-cell table:style-name="ce106" office:value-type="float" office:value="1608" calcext:value-type="float">
            <text:p><text:s text:c="3"/>1,608</text:p>
          </table:table-cell>
          <table:table-cell table:style-name="ce106" office:value-type="float" office:value="85" calcext:value-type="float">
            <text:p><text:s text:c="3"/>8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10" calcext:value-type="float">
            <text:p><text:s text:c="3"/>1,610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21" office:value-type="float" office:value="49" calcext:value-type="float">
            <text:p><text:s text:c="3"/>49</text:p>
          </table:table-cell>
          <table:table-cell table:style-name="ce113" office:value-type="float" office:value="1667" calcext:value-type="float">
            <text:p><text:s text:c="3"/>1,66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81" calcext:value-type="float">
            <text:p><text:s text:c="3"/>881</text:p>
          </table:table-cell>
          <table:table-cell table:style-name="ce107" office:value-type="float" office:value="831" calcext:value-type="float">
            <text:p><text:s text:c="3"/>831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45" calcext:value-type="float">
            <text:p><text:s text:c="3"/>84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14" office:value-type="float" office:value="869" calcext:value-type="float">
            <text:p><text:s text:c="3"/>86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812" calcext:value-type="float">
            <text:p><text:s text:c="3"/>812</text:p>
          </table:table-cell>
          <table:table-cell table:style-name="ce107" office:value-type="float" office:value="777" calcext:value-type="float">
            <text:p><text:s text:c="3"/>777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65" calcext:value-type="float">
            <text:p><text:s text:c="3"/>76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116" office:value-type="float" office:value="798" calcext:value-type="float">
            <text:p><text:s text:c="3"/>79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071" calcext:value-type="float">
            <text:p><text:s text:c="3"/>4,071</text:p>
          </table:table-cell>
          <table:table-cell table:style-name="ce106" office:value-type="float" office:value="3878" calcext:value-type="float">
            <text:p><text:s text:c="3"/>3,878</text:p>
          </table:table-cell>
          <table:table-cell table:style-name="ce106" office:value-type="float" office:value="193" calcext:value-type="float">
            <text:p><text:s text:c="3"/>19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18" calcext:value-type="float">
            <text:p><text:s text:c="3"/>3,818</text:p>
          </table:table-cell>
          <table:table-cell table:style-name="ce106" office:value-type="float" office:value="96" calcext:value-type="float">
            <text:p><text:s text:c="3"/>96</text:p>
          </table:table-cell>
          <table:table-cell table:style-name="ce106" office:value-type="float" office:value="157" calcext:value-type="float">
            <text:p><text:s text:c="3"/>157</text:p>
          </table:table-cell>
          <table:table-cell table:style-name="ce113" office:value-type="float" office:value="4024" calcext:value-type="float">
            <text:p><text:s text:c="3"/>4,024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06" calcext:value-type="float">
            <text:p><text:s text:c="3"/>2,106</text:p>
          </table:table-cell>
          <table:table-cell table:style-name="ce107" office:value-type="float" office:value="2002" calcext:value-type="float">
            <text:p><text:s text:c="3"/>2,002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87" calcext:value-type="float">
            <text:p><text:s text:c="3"/>1,987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14" office:value-type="float" office:value="2080" calcext:value-type="float">
            <text:p><text:s text:c="3"/>2,08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965" calcext:value-type="float">
            <text:p><text:s text:c="3"/>1,965</text:p>
          </table:table-cell>
          <table:table-cell table:style-name="ce107" office:value-type="float" office:value="1876" calcext:value-type="float">
            <text:p><text:s text:c="3"/>1,876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31" calcext:value-type="float">
            <text:p><text:s text:c="3"/>1,831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16" office:value-type="float" office:value="1944" calcext:value-type="float">
            <text:p><text:s text:c="3"/>1,94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0" calcext:value-type="float">
            <text:p><text:s text:c="3"/>250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38" calcext:value-type="float">
            <text:p><text:s text:c="3"/>238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249" calcext:value-type="float">
            <text:p><text:s text:c="3"/>24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32" calcext:value-type="float">
            <text:p><text:s text:c="3"/>13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8" calcext:value-type="float">
            <text:p><text:s text:c="3"/>118</text:p>
          </table:table-cell>
          <table:table-cell table:style-name="ce111" office:value-type="float" office:value="114" calcext:value-type="float">
            <text:p><text:s text:c="3"/>11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3" calcext:value-type="float">
            <text:p><text:s text:c="3"/>11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1" calcext:value-type="float">
            <text:p><text:s text:c="3"/>341</text:p>
          </table:table-cell>
          <table:table-cell table:style-name="ce110" office:value-type="float" office:value="320" calcext:value-type="float">
            <text:p><text:s text:c="3"/>320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0" calcext:value-type="float">
            <text:p><text:s text:c="3"/>32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337" calcext:value-type="float">
            <text:p><text:s text:c="3"/>33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1" office:value-type="float" office:value="161" calcext:value-type="float">
            <text:p><text:s text:c="3"/>16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4" calcext:value-type="float">
            <text:p><text:s text:c="3"/>16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8" calcext:value-type="float">
            <text:p><text:s text:c="3"/>168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166" calcext:value-type="float">
            <text:p><text:s text:c="3"/>16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9" calcext:value-type="float">
            <text:p><text:s text:c="3"/>269</text:p>
          </table:table-cell>
          <table:table-cell table:style-name="ce110" office:value-type="float" office:value="261" calcext:value-type="float">
            <text:p><text:s text:c="3"/>26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7" calcext:value-type="float">
            <text:p><text:s text:c="3"/>23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17" office:value-type="float" office:value="267" calcext:value-type="float">
            <text:p><text:s text:c="3"/>26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31" calcext:value-type="float">
            <text:p><text:s text:c="3"/>13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6" calcext:value-type="float">
            <text:p><text:s text:c="3"/>136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36" calcext:value-type="float">
            <text:p><text:s text:c="3"/>1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95" calcext:value-type="float">
            <text:p><text:s text:c="3"/>995</text:p>
          </table:table-cell>
          <table:table-cell table:style-name="ce110" office:value-type="float" office:value="961" calcext:value-type="float">
            <text:p><text:s text:c="3"/>961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51" calcext:value-type="float">
            <text:p><text:s text:c="3"/>9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17" office:value-type="float" office:value="982" calcext:value-type="float">
            <text:p><text:s text:c="3"/>98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30" calcext:value-type="float">
            <text:p><text:s text:c="3"/>530</text:p>
          </table:table-cell>
          <table:table-cell table:style-name="ce111" office:value-type="float" office:value="509" calcext:value-type="float">
            <text:p><text:s text:c="3"/>509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05" calcext:value-type="float">
            <text:p><text:s text:c="3"/>505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18" office:value-type="float" office:value="524" calcext:value-type="float">
            <text:p><text:s text:c="3"/>52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65" calcext:value-type="float">
            <text:p><text:s text:c="3"/>465</text:p>
          </table:table-cell>
          <table:table-cell table:style-name="ce111" office:value-type="float" office:value="452" calcext:value-type="float">
            <text:p><text:s text:c="3"/>452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6" calcext:value-type="float">
            <text:p><text:s text:c="3"/>446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458" calcext:value-type="float">
            <text:p><text:s text:c="3"/>45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6" calcext:value-type="float">
            <text:p><text:s text:c="3"/>276</text:p>
          </table:table-cell>
          <table:table-cell table:style-name="ce110" office:value-type="float" office:value="264" calcext:value-type="float">
            <text:p><text:s text:c="3"/>26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9" calcext:value-type="float">
            <text:p><text:s text:c="3"/>259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74" calcext:value-type="float">
            <text:p><text:s text:c="3"/>27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6" calcext:value-type="float">
            <text:p><text:s text:c="3"/>13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44" calcext:value-type="float">
            <text:p><text:s text:c="3"/>14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1" calcext:value-type="float">
            <text:p><text:s text:c="3"/>131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3" calcext:value-type="float">
            <text:p><text:s text:c="3"/>12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30" calcext:value-type="float">
            <text:p><text:s text:c="3"/>13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1" calcext:value-type="float">
            <text:p><text:s text:c="3"/>321</text:p>
          </table:table-cell>
          <table:table-cell table:style-name="ce110" office:value-type="float" office:value="305" calcext:value-type="float">
            <text:p><text:s text:c="3"/>305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4" calcext:value-type="float">
            <text:p><text:s text:c="3"/>29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17" office:value-type="float" office:value="318" calcext:value-type="float">
            <text:p><text:s text:c="3"/>31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2" calcext:value-type="float">
            <text:p><text:s text:c="3"/>182</text:p>
          </table:table-cell>
          <table:table-cell table:style-name="ce111" office:value-type="float" office:value="172" calcext:value-type="float">
            <text:p><text:s text:c="3"/>17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80" calcext:value-type="float">
            <text:p><text:s text:c="3"/>18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9" calcext:value-type="float">
            <text:p><text:s text:c="3"/>139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138" calcext:value-type="float">
            <text:p><text:s text:c="3"/>13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3" calcext:value-type="float">
            <text:p><text:s text:c="3"/>223</text:p>
          </table:table-cell>
          <table:table-cell table:style-name="ce110" office:value-type="float" office:value="216" calcext:value-type="float">
            <text:p><text:s text:c="3"/>21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8" calcext:value-type="float">
            <text:p><text:s text:c="3"/>208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22" calcext:value-type="float">
            <text:p><text:s text:c="3"/>22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4" calcext:value-type="float">
            <text:p><text:s text:c="3"/>104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9" calcext:value-type="float">
            <text:p><text:s text:c="3"/>119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8" calcext:value-type="float">
            <text:p><text:s text:c="3"/>10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54" calcext:value-type="float">
            <text:p><text:s text:c="3"/>354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7" calcext:value-type="float">
            <text:p><text:s text:c="3"/>32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49" calcext:value-type="float">
            <text:p><text:s text:c="3"/>34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4" calcext:value-type="float">
            <text:p><text:s text:c="3"/>15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6" calcext:value-type="float">
            <text:p><text:s text:c="3"/>186</text:p>
          </table:table-cell>
          <table:table-cell table:style-name="ce111" office:value-type="float" office:value="176" calcext:value-type="float">
            <text:p><text:s text:c="3"/>176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3" calcext:value-type="float">
            <text:p><text:s text:c="3"/>17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86" calcext:value-type="float">
            <text:p><text:s text:c="3"/>18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8" calcext:value-type="float">
            <text:p><text:s text:c="3"/>118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116" calcext:value-type="float">
            <text:p><text:s text:c="3"/>11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3" calcext:value-type="float">
            <text:p><text:s text:c="3"/>53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8" calcext:value-type="float">
            <text:p><text:s text:c="3"/>198</text:p>
          </table:table-cell>
          <table:table-cell table:style-name="ce110" office:value-type="float" office:value="187" calcext:value-type="float">
            <text:p><text:s text:c="3"/>18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0" calcext:value-type="float">
            <text:p><text:s text:c="3"/>18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196" calcext:value-type="float">
            <text:p><text:s text:c="3"/>19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93" calcext:value-type="float">
            <text:p><text:s text:c="3"/>9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4" calcext:value-type="float">
            <text:p><text:s text:c="3"/>104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03" calcext:value-type="float">
            <text:p><text:s text:c="3"/>10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61" calcext:value-type="float">
            <text:p><text:s text:c="3"/>6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61" calcext:value-type="float">
            <text:p><text:s text:c="3"/>6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2" calcext:value-type="float">
            <text:p><text:s text:c="3"/>32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2" calcext:value-type="float">
            <text:p><text:s text:c="3"/>172</text:p>
          </table:table-cell>
          <table:table-cell table:style-name="ce110" office:value-type="float" office:value="164" calcext:value-type="float">
            <text:p><text:s text:c="3"/>16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72" calcext:value-type="float">
            <text:p><text:s text:c="3"/>17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7" calcext:value-type="float">
            <text:p><text:s text:c="3"/>77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77" calcext:value-type="float">
            <text:p><text:s text:c="3"/>7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332" calcext:value-type="float">
            <text:p><text:s text:c="3"/>332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2" calcext:value-type="float">
            <text:p><text:s text:c="3"/>33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335" calcext:value-type="float">
            <text:p><text:s text:c="3"/>33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7" calcext:value-type="float">
            <text:p><text:s text:c="3"/>177</text:p>
          </table:table-cell>
          <table:table-cell table:style-name="ce111" office:value-type="float" office:value="171" calcext:value-type="float">
            <text:p><text:s text:c="3"/>17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0" calcext:value-type="float">
            <text:p><text:s text:c="3"/>170</text:p>
          </table:table-cell>
          <table:table-cell table:style-name="ce111" office:value-type="float" office:value="161" calcext:value-type="float">
            <text:p><text:s text:c="3"/>161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46" calcext:value-type="float">
            <text:p><text:s text:c="3"/>146</text:p>
          </table:table-cell>
          <table:table-cell table:style-name="ce110" office:value-type="float" office:value="137" calcext:value-type="float">
            <text:p><text:s text:c="3"/>137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36" calcext:value-type="float">
            <text:p><text:s text:c="3"/>13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46" calcext:value-type="float">
            <text:p><text:s text:c="3"/>14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0" calcext:value-type="float">
            <text:p><text:s text:c="3"/>70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6" calcext:value-type="float">
            <text:p><text:s text:c="3"/>6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70" calcext:value-type="float">
            <text:p><text:s text:c="3"/>7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23" calcext:value-type="float">
            <text:p><text:s text:c="3"/>123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5" calcext:value-type="float">
            <text:p><text:s text:c="3"/>11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21" calcext:value-type="float">
            <text:p><text:s text:c="3"/>12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14" office:value-type="float" office:value="72" calcext:value-type="float">
            <text:p><text:s text:c="3"/>72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49" calcext:value-type="float">
            <text:p><text:s text:c="3"/>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2" calcext:value-type="float">
            <text:p><text:s text:c="3"/>102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4" calcext:value-type="float">
            <text:p><text:s text:c="3"/>9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01" calcext:value-type="float">
            <text:p><text:s text:c="3"/>10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59" calcext:value-type="float">
            <text:p><text:s text:c="3"/>59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8" calcext:value-type="float">
            <text:p><text:s text:c="3"/>8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1月4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